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95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2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bold" style:font-name-complex="Times New Roman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>
            <text:p>Subject Area</text:p>
          </table:table-cell>
          <table:table-cell table:style-name="ce1" office:value-type="string">
            <text:p>Test</text:p>
          </table:table-cell>
          <table:table-cell table:style-name="ce3" office:value-type="string">
            <text:p>Sub-Test (Platforms)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4.2 Information Gathering</text:p>
          </table:table-cell>
          <table:table-cell office:value-type="string">
            <text:p>4.2.1 Spiders, robots, and Crawlers (OWASP-IG-001)</text:p>
          </table:table-cell>
          <table:table-cell table:number-columns-repeated="1022"/>
        </table:table-row>
        <table:table-row table:style-name="ro1">
          <table:table-cell office:value-type="string">
            <text:p>4.2 Information Gathering</text:p>
          </table:table-cell>
          <table:table-cell office:value-type="string">
            <text:p>4.2.2 Search engine discovery-Reconnaissance (OWASP-IG-002)</text:p>
          </table:table-cell>
          <table:table-cell table:number-columns-repeated="1022"/>
        </table:table-row>
        <table:table-row table:style-name="ro1">
          <table:table-cell office:value-type="string">
            <text:p>4.2 Information Gathering</text:p>
          </table:table-cell>
          <table:table-cell office:value-type="string">
            <text:p>4.2.3 Identify application entry points (OWASP-IG-003)</text:p>
          </table:table-cell>
          <table:table-cell table:number-columns-repeated="1022"/>
        </table:table-row>
        <table:table-row table:style-name="ro1">
          <table:table-cell office:value-type="string">
            <text:p>4.2 Information Gathering</text:p>
          </table:table-cell>
          <table:table-cell office:value-type="string">
            <text:p>4.2.4 Testing for Web Application Fingerprint (OWASP-IG-004)</text:p>
          </table:table-cell>
          <table:table-cell table:number-columns-repeated="1022"/>
        </table:table-row>
        <table:table-row table:style-name="ro1">
          <table:table-cell office:value-type="string">
            <text:p>4.2 Information Gathering</text:p>
          </table:table-cell>
          <table:table-cell office:value-type="string">
            <text:p>4.2.5 Application Discovery (OWASP-IG-005)</text:p>
          </table:table-cell>
          <table:table-cell table:number-columns-repeated="1022"/>
        </table:table-row>
        <table:table-row table:style-name="ro1">
          <table:table-cell office:value-type="string">
            <text:p>4.2 Information Gathering</text:p>
          </table:table-cell>
          <table:table-cell office:value-type="string">
            <text:p>4.2.6 Analysis of Error Codes (OWASP-IG-006)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>
            <text:p>4.3 Configuration Management Testing</text:p>
          </table:table-cell>
          <table:table-cell office:value-type="string">
            <text:p>4.3.1 SSL/TLS Testing (OWASP-CM-001)</text:p>
          </table:table-cell>
          <table:table-cell table:number-columns-repeated="1022"/>
        </table:table-row>
        <table:table-row table:style-name="ro1">
          <table:table-cell office:value-type="string">
            <text:p>4.3 Configuration Management Testing</text:p>
          </table:table-cell>
          <table:table-cell office:value-type="string">
            <text:p>4.3.2 DB Listener Testing (OWASP-CM-002)</text:p>
          </table:table-cell>
          <table:table-cell table:number-columns-repeated="1022"/>
        </table:table-row>
        <table:table-row table:style-name="ro1">
          <table:table-cell office:value-type="string">
            <text:p>4.3 Configuration Management Testing</text:p>
          </table:table-cell>
          <table:table-cell office:value-type="string">
            <text:p>4.3.3 Infrastructure configuration management testing (OWASP-CM-003)</text:p>
          </table:table-cell>
          <table:table-cell table:number-columns-repeated="1022"/>
        </table:table-row>
        <table:table-row table:style-name="ro1">
          <table:table-cell office:value-type="string">
            <text:p>4.3 Configuration Management Testing</text:p>
          </table:table-cell>
          <table:table-cell office:value-type="string">
            <text:p>4.3.4 Application configuration management testing (OWASP-CM-004)</text:p>
          </table:table-cell>
          <table:table-cell table:number-columns-repeated="1022"/>
        </table:table-row>
        <table:table-row table:style-name="ro1">
          <table:table-cell office:value-type="string">
            <text:p>4.3 Configuration Management Testing</text:p>
          </table:table-cell>
          <table:table-cell office:value-type="string">
            <text:p>4.3.5 Testing for File extensions handling (OWASP-CM-005)</text:p>
          </table:table-cell>
          <table:table-cell table:number-columns-repeated="1022"/>
        </table:table-row>
        <table:table-row table:style-name="ro1">
          <table:table-cell office:value-type="string">
            <text:p>4.3 Configuration Management Testing</text:p>
          </table:table-cell>
          <table:table-cell office:value-type="string">
            <text:p>4.3.6 Old, backup and unreferenced files (OWASP-CM-006)</text:p>
          </table:table-cell>
          <table:table-cell table:number-columns-repeated="1022"/>
        </table:table-row>
        <table:table-row table:style-name="ro1">
          <table:table-cell office:value-type="string">
            <text:p>4.3 Configuration Management Testing</text:p>
          </table:table-cell>
          <table:table-cell office:value-type="string">
            <text:p>4.3.7 Infrastructure and Application Admin Interfaces (OWASP-CM-007)</text:p>
          </table:table-cell>
          <table:table-cell table:number-columns-repeated="1022"/>
        </table:table-row>
        <table:table-row table:style-name="ro1">
          <table:table-cell office:value-type="string">
            <text:p>4.3 Configuration Management Testing</text:p>
          </table:table-cell>
          <table:table-cell office:value-type="string">
            <text:p>4.3.8 Testing for HTTP Methods and XST (OWASP-CM-008)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>
            <text:p>4.4 Authentication Testing</text:p>
          </table:table-cell>
          <table:table-cell office:value-type="string">
            <text:p>4.4.1 Credentials transport over an encrypted channel <text:s/>(OWASP-AT-001)</text:p>
          </table:table-cell>
          <table:table-cell table:number-columns-repeated="1022"/>
        </table:table-row>
        <table:table-row table:style-name="ro1">
          <table:table-cell office:value-type="string">
            <text:p>4.4 Authentication Testing</text:p>
          </table:table-cell>
          <table:table-cell office:value-type="string">
            <text:p>4.4.2 Testing for user enumeration (OWASP-AT-002)</text:p>
          </table:table-cell>
          <table:table-cell table:number-columns-repeated="1022"/>
        </table:table-row>
        <table:table-row table:style-name="ro1">
          <table:table-cell office:value-type="string">
            <text:p>4.4 Authentication Testing</text:p>
          </table:table-cell>
          <table:table-cell office:value-type="string">
            <text:p>4.4.3 Default or guessable (dictionary) user account (OWASP-AT-003)</text:p>
          </table:table-cell>
          <table:table-cell table:number-columns-repeated="1022"/>
        </table:table-row>
        <table:table-row table:style-name="ro1">
          <table:table-cell office:value-type="string">
            <text:p>4.4 Authentication Testing</text:p>
          </table:table-cell>
          <table:table-cell office:value-type="string">
            <text:p>4.4.4 Testing For Brute Force (OWASP-AT-004) </text:p>
          </table:table-cell>
          <table:table-cell table:number-columns-repeated="1022"/>
        </table:table-row>
        <table:table-row table:style-name="ro1">
          <table:table-cell office:value-type="string">
            <text:p>4.4 Authentication Testing</text:p>
          </table:table-cell>
          <table:table-cell office:value-type="string">
            <text:p>4.4.5 Testing for Bypassing authentication schema (OWASP-AT-005) </text:p>
          </table:table-cell>
          <table:table-cell table:number-columns-repeated="1022"/>
        </table:table-row>
        <table:table-row table:style-name="ro1">
          <table:table-cell office:value-type="string">
            <text:p>4.4 Authentication Testing</text:p>
          </table:table-cell>
          <table:table-cell office:value-type="string">
            <text:p>4.4.6 Testing for Vulnerable remember password and pwd reset (OWASP-AT-006)</text:p>
          </table:table-cell>
          <table:table-cell table:number-columns-repeated="1022"/>
        </table:table-row>
        <table:table-row table:style-name="ro1">
          <table:table-cell office:value-type="string">
            <text:p>4.4 Authentication Testing</text:p>
          </table:table-cell>
          <table:table-cell office:value-type="string">
            <text:p>4.4.7 Testing for Logout and Browser Cache Management (OWASP-AT-007)</text:p>
          </table:table-cell>
          <table:table-cell table:number-columns-repeated="1022"/>
        </table:table-row>
        <table:table-row table:style-name="ro1">
          <table:table-cell office:value-type="string">
            <text:p>4.4 Authentication Testing</text:p>
          </table:table-cell>
          <table:table-cell office:value-type="string">
            <text:p>4.4.8 Testing for Captcha (OWASP-AT-008)</text:p>
          </table:table-cell>
          <table:table-cell table:number-columns-repeated="1022"/>
        </table:table-row>
        <table:table-row table:style-name="ro1">
          <table:table-cell office:value-type="string">
            <text:p>4.4 Authentication Testing</text:p>
          </table:table-cell>
          <table:table-cell office:value-type="string">
            <text:p>4.4.9 Testing for Multiple factors Authentication (OWASP-AT-009)</text:p>
          </table:table-cell>
          <table:table-cell table:number-columns-repeated="1022"/>
        </table:table-row>
        <table:table-row table:style-name="ro1">
          <table:table-cell office:value-type="string">
            <text:p>4.4 Authentication Testing</text:p>
          </table:table-cell>
          <table:table-cell office:value-type="string">
            <text:p>4.4.10 Testing for Race Conditions (OWASP-AT-010)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>
            <text:p>4.5 Session Management Testing</text:p>
          </table:table-cell>
          <table:table-cell office:value-type="string">
            <text:p>4.5.1 Testing for Session Management Schema (OWASP-SM-001)</text:p>
          </table:table-cell>
          <table:table-cell table:number-columns-repeated="1022"/>
        </table:table-row>
        <table:table-row table:style-name="ro1">
          <table:table-cell office:value-type="string">
            <text:p>4.5 Session Management Testing</text:p>
          </table:table-cell>
          <table:table-cell office:value-type="string">
            <text:p>4.5.2 Testing for Cookies attributes (OWASP-SM-002)</text:p>
          </table:table-cell>
          <table:table-cell table:number-columns-repeated="1022"/>
        </table:table-row>
        <table:table-row table:style-name="ro1">
          <table:table-cell office:value-type="string">
            <text:p>4.5 Session Management Testing</text:p>
          </table:table-cell>
          <table:table-cell office:value-type="string">
            <text:p>4.5.3 Testing for Session Fixation (OWASP-SM_003)</text:p>
          </table:table-cell>
          <table:table-cell table:number-columns-repeated="1022"/>
        </table:table-row>
        <table:table-row table:style-name="ro1">
          <table:table-cell office:value-type="string">
            <text:p>4.5 Session Management Testing</text:p>
          </table:table-cell>
          <table:table-cell office:value-type="string">
            <text:p>4.5.4 Testing for Exposed Session Variables (OWASP-SM-004)</text:p>
          </table:table-cell>
          <table:table-cell table:number-columns-repeated="1022"/>
        </table:table-row>
        <table:table-row table:style-name="ro1">
          <table:table-cell office:value-type="string">
            <text:p>4.5 Session Management Testing</text:p>
          </table:table-cell>
          <table:table-cell office:value-type="string">
            <text:p>4.5.5 Testing for CSRF (OWASP-SM-005)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>
            <text:p>4.6 Authorization Testing</text:p>
          </table:table-cell>
          <table:table-cell office:value-type="string">
            <text:p>4.6.1 Testing for path traversal (OWASP-AZ-001)</text:p>
          </table:table-cell>
          <table:table-cell table:number-columns-repeated="1022"/>
        </table:table-row>
        <table:table-row table:style-name="ro1">
          <table:table-cell office:value-type="string">
            <text:p>4.6 Authorization Testing</text:p>
          </table:table-cell>
          <table:table-cell office:value-type="string">
            <text:p>4.6.2 Testing for bypassing authorization schema (OWASP-AZ-002)</text:p>
          </table:table-cell>
          <table:table-cell table:number-columns-repeated="1022"/>
        </table:table-row>
        <table:table-row table:style-name="ro1">
          <table:table-cell office:value-type="string">
            <text:p>4.6 Authorization Testing</text:p>
          </table:table-cell>
          <table:table-cell office:value-type="string">
            <text:p>4.6.3 Testing for Privilege Escalation (OWASP-AZ-003)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>
            <text:p>4.7 Business Logic Testing</text:p>
          </table:table-cell>
          <table:table-cell office:value-type="string">
            <text:p>4.7 Business Logic Testing (OWASP-BL-001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4.8 Data Validation Testing</text:p>
          </table:table-cell>
          <table:table-cell office:value-type="string">
            <text:p>4.8.1 Testing for Reflected Cross Site Scripting (OWASP-DV-001)</text:p>
          </table:table-cell>
          <table:table-cell table:number-columns-repeated="1022"/>
        </table:table-row>
        <table:table-row table:style-name="ro1">
          <table:table-cell office:value-type="string">
            <text:p>4.8 Data Validation Testing</text:p>
          </table:table-cell>
          <table:table-cell office:value-type="string">
            <text:p>4.8.2 Testing for Stored Cross Site Scripting (OWASP-DV-002)</text:p>
          </table:table-cell>
          <table:table-cell table:number-columns-repeated="1022"/>
        </table:table-row>
        <table:table-row table:style-name="ro1">
          <table:table-cell office:value-type="string">
            <text:p>4.8 Data Validation Testing</text:p>
          </table:table-cell>
          <table:table-cell office:value-type="string">
            <text:p>4.8.3 Testing for DOM based Cross Site Scripting (OWASP-DV-003)</text:p>
          </table:table-cell>
          <table:table-cell table:number-columns-repeated="1022"/>
        </table:table-row>
        <table:table-row table:style-name="ro1">
          <table:table-cell office:value-type="string">
            <text:p>4.8 Data Validation Testing</text:p>
          </table:table-cell>
          <table:table-cell office:value-type="string">
            <text:p>4.8.4 Testing for Cross Site Flashing (OWASP-DV-004)</text:p>
          </table:table-cell>
          <table:table-cell table:number-columns-repeated="1022"/>
        </table:table-row>
        <table:table-row table:style-name="ro1">
          <table:table-cell office:value-type="string">
            <text:p>4.8 Data Validation Testing</text:p>
          </table:table-cell>
          <table:table-cell office:value-type="string">
            <text:p>4.8.5 SQL Injection (OWASP-DV-005)</text:p>
          </table:table-cell>
          <table:table-cell table:number-columns-repeated="1022"/>
        </table:table-row>
        <table:table-row table:style-name="ro1">
          <table:table-cell office:value-type="string">
            <text:p>4.8 Data Validation Testing</text:p>
          </table:table-cell>
          <table:table-cell office:value-type="string">
            <text:p>4.8.5 SQL Injection (OWASP-DV-005)</text:p>
          </table:table-cell>
          <table:table-cell table:style-name="ce2" office:value-type="string">
            <text:p>4.8.5.1 Oracle Testing</text:p>
          </table:table-cell>
          <table:table-cell table:number-columns-repeated="1021"/>
        </table:table-row>
        <table:table-row table:style-name="ro1">
          <table:table-cell office:value-type="string">
            <text:p>4.8 Data Validation Testing</text:p>
          </table:table-cell>
          <table:table-cell office:value-type="string">
            <text:p>4.8.5 SQL Injection (OWASP-DV-005)</text:p>
          </table:table-cell>
          <table:table-cell table:style-name="ce2" office:value-type="string">
            <text:p>4.8.5.2 MySQL Testing</text:p>
          </table:table-cell>
          <table:table-cell table:number-columns-repeated="1021"/>
        </table:table-row>
        <table:table-row table:style-name="ro1">
          <table:table-cell office:value-type="string">
            <text:p>4.8 Data Validation Testing</text:p>
          </table:table-cell>
          <table:table-cell office:value-type="string">
            <text:p>4.8.5 SQL Injection (OWASP-DV-005)</text:p>
          </table:table-cell>
          <table:table-cell table:style-name="ce2" office:value-type="string">
            <text:p>4.8.5.3 SQL Server Testing</text:p>
          </table:table-cell>
          <table:table-cell table:number-columns-repeated="1021"/>
        </table:table-row>
        <table:table-row table:style-name="ro1">
          <table:table-cell office:value-type="string">
            <text:p>4.8 Data Validation Testing</text:p>
          </table:table-cell>
          <table:table-cell office:value-type="string">
            <text:p>4.8.5 SQL Injection (OWASP-DV-005)</text:p>
          </table:table-cell>
          <table:table-cell table:style-name="ce2" office:value-type="string">
            <text:p>4.8.5.4 MS Access Testing</text:p>
          </table:table-cell>
          <table:table-cell table:number-columns-repeated="1021"/>
        </table:table-row>
        <table:table-row table:style-name="ro1">
          <table:table-cell office:value-type="string">
            <text:p>4.8 Data Validation Testing</text:p>
          </table:table-cell>
          <table:table-cell office:value-type="string">
            <text:p>4.8.5 SQL Injection (OWASP-DV-005)</text:p>
          </table:table-cell>
          <table:table-cell table:style-name="ce2" office:value-type="string">
            <text:p>4.8.5.5 Testing PostgreSQL</text:p>
          </table:table-cell>
          <table:table-cell table:number-columns-repeated="1021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>
            <text:p>4.8.6 LDAP Injection</text:p>
          </table:table-cell>
          <table:table-cell office:value-type="string">
            <text:p>4.8.6 LDAP Injection (OWASP-DV-006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4.8.7 ORM Injection</text:p>
          </table:table-cell>
          <table:table-cell office:value-type="string">
            <text:p>4.8.7 ORM Injection (OWASP-DV-007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4.8.8 XML Injection</text:p>
          </table:table-cell>
          <table:table-cell office:value-type="string">
            <text:p>4.8.8 XML Injection (OWASP-DV-008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4.8.9 SSI Injection</text:p>
          </table:table-cell>
          <table:table-cell office:value-type="string">
            <text:p>4.8.9 SSI Injection (OWASP-DV-009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4.8.10 Xpath Injection</text:p>
          </table:table-cell>
          <table:table-cell office:value-type="string">
            <text:p>4.8.10 XPath Injection (OWASP-DV-010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4.8.11 IMAP/SMTP Injection</text:p>
          </table:table-cell>
          <table:table-cell office:value-type="string">
            <text:p>4.8.11 IMAP/SMTP Injection (OWASP-DV-011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4.8.12 Code Injection</text:p>
          </table:table-cell>
          <table:table-cell office:value-type="string">
            <text:p>4.8.12 Code Injection (OWASP-DV-012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4.8.13 OS Commanding</text:p>
          </table:table-cell>
          <table:table-cell office:value-type="string">
            <text:p>4.8.13 OS Commanding (OWASP-DV-013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4.8.14 Buffer Overflow</text:p>
          </table:table-cell>
          <table:table-cell office:value-type="string">
            <text:p>4.8.14 Buffer overflow Testing (OWASP-DV-014)</text:p>
          </table:table-cell>
          <table:table-cell table:number-columns-repeated="1022"/>
        </table:table-row>
        <table:table-row table:style-name="ro1">
          <table:table-cell office:value-type="string">
            <text:p>4.8.14 Buffer Overflow</text:p>
          </table:table-cell>
          <table:table-cell office:value-type="string">
            <text:p>4.8.14 Buffer overflow Testing (OWASP-DV-014)</text:p>
          </table:table-cell>
          <table:table-cell table:style-name="ce2" office:value-type="string">
            <text:p>4.8.14.1 Heap overflow</text:p>
          </table:table-cell>
          <table:table-cell table:number-columns-repeated="1021"/>
        </table:table-row>
        <table:table-row table:style-name="ro1">
          <table:table-cell office:value-type="string">
            <text:p>4.8.14 Buffer Overflow</text:p>
          </table:table-cell>
          <table:table-cell office:value-type="string">
            <text:p>4.8.14 Buffer overflow Testing (OWASP-DV-014)</text:p>
          </table:table-cell>
          <table:table-cell table:style-name="ce2" office:value-type="string">
            <text:p>4.8.14.2 Stack overflow</text:p>
          </table:table-cell>
          <table:table-cell table:number-columns-repeated="1021"/>
        </table:table-row>
        <table:table-row table:style-name="ro1">
          <table:table-cell office:value-type="string">
            <text:p>4.8.14 Buffer Overflow</text:p>
          </table:table-cell>
          <table:table-cell office:value-type="string">
            <text:p>4.8.14 Buffer overflow Testing (OWASP-DV-014)</text:p>
          </table:table-cell>
          <table:table-cell table:style-name="ce2" office:value-type="string">
            <text:p>4.8.14.3 Format strin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office:value-type="string">
            <text:p>4.8.15 Incubated Vulnerability Testing</text:p>
          </table:table-cell>
          <table:table-cell office:value-type="string">
            <text:p>4.8.15 Incubated vulnerability testing (OWASP-DV-01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4.8.16 HTTP Splitting/Smuggling Testing</text:p>
          </table:table-cell>
          <table:table-cell office:value-type="string">
            <text:p>4.8.16 HTTP Splitting/Smuggling Testing (OWASP-DV-016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4.9 Denial of Service Testing 300</text:p>
          </table:table-cell>
          <table:table-cell office:value-type="string">
            <text:p>4.9.1 Testing for SQL Wildcard Attacks (OWASP-DS-001)</text:p>
          </table:table-cell>
          <table:table-cell table:number-columns-repeated="1022"/>
        </table:table-row>
        <table:table-row table:style-name="ro1">
          <table:table-cell office:value-type="string">
            <text:p>4.9 Denial of Service Testing 300</text:p>
          </table:table-cell>
          <table:table-cell office:value-type="string">
            <text:p>4.9.2 Locking Customer Accounts (OWASP-DS-002)</text:p>
          </table:table-cell>
          <table:table-cell table:number-columns-repeated="1022"/>
        </table:table-row>
        <table:table-row table:style-name="ro1">
          <table:table-cell office:value-type="string">
            <text:p>4.9 Denial of Service Testing 300</text:p>
          </table:table-cell>
          <table:table-cell office:value-type="string">
            <text:p>4.9.3 Buffer Overflows (OWASP-DS-003)</text:p>
          </table:table-cell>
          <table:table-cell table:number-columns-repeated="1022"/>
        </table:table-row>
        <table:table-row table:style-name="ro1">
          <table:table-cell office:value-type="string">
            <text:p>4.9 Denial of Service Testing 300</text:p>
          </table:table-cell>
          <table:table-cell office:value-type="string">
            <text:p>4.9.4 User Specified Object Allocation (OWASP-DS-004)</text:p>
          </table:table-cell>
          <table:table-cell table:number-columns-repeated="1022"/>
        </table:table-row>
        <table:table-row table:style-name="ro1">
          <table:table-cell office:value-type="string">
            <text:p>4.9 Denial of Service Testing 300</text:p>
          </table:table-cell>
          <table:table-cell office:value-type="string">
            <text:p>4.9.5 User Input as a Loop Counter (OWASP-DS-005)</text:p>
          </table:table-cell>
          <table:table-cell table:number-columns-repeated="1022"/>
        </table:table-row>
        <table:table-row table:style-name="ro1">
          <table:table-cell office:value-type="string">
            <text:p>4.9 Denial of Service Testing 300</text:p>
          </table:table-cell>
          <table:table-cell office:value-type="string">
            <text:p>4.9.6 Writing User Provided Data to Disk (OWASP-DS-006)</text:p>
          </table:table-cell>
          <table:table-cell table:number-columns-repeated="1022"/>
        </table:table-row>
        <table:table-row table:style-name="ro1">
          <table:table-cell office:value-type="string">
            <text:p>4.9 Denial of Service Testing 300</text:p>
          </table:table-cell>
          <table:table-cell office:value-type="string">
            <text:p>4.9.7 Failure to Release Resources (OWASP-DS-007)</text:p>
          </table:table-cell>
          <table:table-cell table:number-columns-repeated="1022"/>
        </table:table-row>
        <table:table-row table:style-name="ro1">
          <table:table-cell office:value-type="string">
            <text:p>4.9 Denial of Service Testing 300</text:p>
          </table:table-cell>
          <table:table-cell office:value-type="string">
            <text:p>4.9.8 Storing too Much Data in Session (OWASP-DS-008)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>
            <text:p>4.10 Web Services Testing </text:p>
          </table:table-cell>
          <table:table-cell office:value-type="string">
            <text:p>4.10.1 WS Information Gathering (OWASP-WS-001)</text:p>
          </table:table-cell>
          <table:table-cell table:number-columns-repeated="1022"/>
        </table:table-row>
        <table:table-row table:style-name="ro1">
          <table:table-cell office:value-type="string">
            <text:p>4.10 Web Services Testing </text:p>
          </table:table-cell>
          <table:table-cell office:value-type="string">
            <text:p>4.10.2 Testing WSDL (OWASP-WS-002)</text:p>
          </table:table-cell>
          <table:table-cell table:number-columns-repeated="1022"/>
        </table:table-row>
        <table:table-row table:style-name="ro1">
          <table:table-cell office:value-type="string">
            <text:p>4.10 Web Services Testing </text:p>
          </table:table-cell>
          <table:table-cell office:value-type="string">
            <text:p>4.10.3 XML Structural Testing (OWASP-WS-003)</text:p>
          </table:table-cell>
          <table:table-cell table:number-columns-repeated="1022"/>
        </table:table-row>
        <table:table-row table:style-name="ro1">
          <table:table-cell office:value-type="string">
            <text:p>4.10 Web Services Testing </text:p>
          </table:table-cell>
          <table:table-cell office:value-type="string">
            <text:p>4.10.4 XML Content-level Testing (OWASP-WS-004)</text:p>
          </table:table-cell>
          <table:table-cell table:number-columns-repeated="1022"/>
        </table:table-row>
        <table:table-row table:style-name="ro1">
          <table:table-cell office:value-type="string">
            <text:p>4.10 Web Services Testing </text:p>
          </table:table-cell>
          <table:table-cell office:value-type="string">
            <text:p>4.10.5 HTTP GET parameters/REST Testing (OWASP-WS-005)</text:p>
          </table:table-cell>
          <table:table-cell table:number-columns-repeated="1022"/>
        </table:table-row>
        <table:table-row table:style-name="ro1">
          <table:table-cell office:value-type="string">
            <text:p>4.10 Web Services Testing </text:p>
          </table:table-cell>
          <table:table-cell office:value-type="string">
            <text:p>4.10.6 Naughty SOAP attachments (OWASP-WS-006)</text:p>
          </table:table-cell>
          <table:table-cell table:number-columns-repeated="1022"/>
        </table:table-row>
        <table:table-row table:style-name="ro1">
          <table:table-cell office:value-type="string">
            <text:p>4.10 Web Services Testing </text:p>
          </table:table-cell>
          <table:table-cell office:value-type="string">
            <text:p>4.10.7 Replay Testing (OWASP-WS-007)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>
            <text:p>4.11 AJAX Testing</text:p>
          </table:table-cell>
          <table:table-cell office:value-type="string">
            <text:p>4.11.1 AJAX Vulnerabilities (OWASP-AJ-001)</text:p>
          </table:table-cell>
          <table:table-cell table:number-columns-repeated="1022"/>
        </table:table-row>
        <table:table-row table:style-name="ro1">
          <table:table-cell office:value-type="string">
            <text:p>4.11 AJAX Testing</text:p>
          </table:table-cell>
          <table:table-cell office:value-type="string">
            <text:p>4.11.2 Testing For AJAX (OWASP-AJ-002)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5">02/25/2010</text:date>, <text:time>15:19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rew </meta:initial-creator>
    <meta:creation-date>2010-02-25T10:30:14</meta:creation-date>
    <dc:date>2010-02-25T15:19:33</dc:date>
    <dc:creator>Drew </dc:creator>
    <meta:editing-duration>PT04H28M15S</meta:editing-duration>
    <meta:editing-cycles>3</meta:editing-cycles>
    <meta:generator>OpenOffice.org/3.1$Linux OpenOffice.org_project/310m19$Build-9420</meta:generator>
    <meta:document-statistic meta:table-count="3" meta:cell-count="159" meta:object-count="0"/>
  </office:meta>
</office:document-meta>
</file>